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7.67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/>
    </style:style>
    <style:style style:name="T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4" table:number-columns-repeated="249" table:default-cell-style-name="ce1"/>
        <table:table-column table:style-name="co4" table:number-columns-repeated="767" table:default-cell-style-name="Default"/>
        <table:table-row table:style-name="ro1">
          <table:table-cell/>
          <table:table-cell table:style-name="ce6" office:value-type="string" calcext:value-type="string" table:number-columns-spanned="7" table:number-rows-spanned="1">
            <text:p>小<text:span text:style-name="T2">  </text:span><text:span text:style-name="T3">額</text:span><text:span text:style-name="T4">  </text:span><text:span text:style-name="T3">現</text:span><text:span text:style-name="T4">  </text:span><text:span text:style-name="T3">金</text:span><text:span text:style-name="T4">  </text:span><text:span text:style-name="T3">申</text:span><text:span text:style-name="T4">  </text:span><text:span text:style-name="T3">請</text:span><text:span text:style-name="T4">  </text:span><text:span text:style-name="T3">單</text:span></text:p>
          </table:table-cell>
          <table:covered-table-cell table:number-columns-repeated="6" table:style-name="ce10"/>
          <table:table-cell table:number-columns-repeated="1016"/>
        </table:table-row>
        <table:table-row table:style-name="ro2">
          <table:table-cell/>
          <table:table-cell table:style-name="ce7"/>
          <table:table-cell table:number-columns-repeated="4"/>
          <table:table-cell table:style-name="ce7" office:value-type="string" calcext:value-type="string">
            <text:p>申請單位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日期</text:p>
          </table:table-cell>
          <table:table-cell table:style-name="ce4" office:value-type="string" calcext:value-type="string">
            <text:p>項目</text:p>
          </table:table-cell>
          <table:table-cell table:style-name="ce4" office:value-type="string" calcext:value-type="string">
            <text:p>摘<text:span text:style-name="T5">    </text:span><text:span text:style-name="T6">要</text:span></text:p>
          </table:table-cell>
          <table:table-cell table:style-name="ce4" office:value-type="string" calcext:value-type="string">
            <text:p>用<text:span text:style-name="T5">    </text:span><text:span text:style-name="T6">途</text:span></text:p>
          </table:table-cell>
          <table:table-cell table:style-name="ce4" office:value-type="string" calcext:value-type="string">
            <text:p>數量</text:p>
          </table:table-cell>
          <table:table-cell table:style-name="ce4" office:value-type="string" calcext:value-type="string">
            <text:p>單<text:span text:style-name="T5">  </text:span><text:span text:style-name="T6">價</text:span></text:p>
          </table:table-cell>
          <table:table-cell table:style-name="ce4" office:value-type="string" calcext:value-type="string">
            <text:p>合<text:span text:style-name="T5">    </text:span><text:span text:style-name="T6">計</text:span></text:p>
          </table:table-cell>
          <table:table-cell table:style-name="ce4" office:value-type="string" calcext:value-type="string">
            <text:p>備考<text:span text:style-name="T5">(</text:span><text:span text:style-name="T6">收據</text:span><text:span text:style-name="T7">)</text:span>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4]*[.F4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5]*[.F5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6]*[.F6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7]*[.F7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8]*[.F8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9]*[.F9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10]*[.F10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11]*[.F11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12]*[.F12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13]*[.F13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14]*[.F14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15]*[.F15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16]*[.F16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17]*[.F17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3"/>
          <table:table-cell table:style-name="ce8" table:number-columns-repeated="5"/>
          <table:table-cell table:style-name="ce8" table:formula="of:=-SUM([.E18]*[.F18])" office:value-type="float" office:value="-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4" table:number-rows-spanned="1">
            <text:p>合　　　　　計</text:p>
          </table:table-cell>
          <table:covered-table-cell table:number-columns-repeated="2" table:style-name="ce9"/>
          <table:covered-table-cell table:style-name="ce11"/>
          <table:table-cell table:style-name="ce8" table:formula="of:=SUM([.E4:.E18])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8" table:number-rows-spanned="1">
            <text:p> <text:span text:style-name="T1">部門主管　　　　　　財務單位　　　　　　製　單　　　　　領款人</text:span></text:p>
          </table:table-cell>
          <table:covered-table-cell table:number-columns-repeated="7" table:style-name="ce5"/>
          <table:table-cell table:number-columns-repeated="1016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5T22:41:56</meta:creation-date>
    <dc:creator>QQ</dc:creator>
    <dc:date>2004-03-25T22:50:33</dc:date>
    <meta:print-date>2004-03-25T22:48:52</meta:print-date>
    <meta:document-statistic meta:table-count="1" meta:cell-count="30" meta:object-count="0"/>
    <meta:generator>LibreOffice/5.1.1.3$Windows_x86 LibreOffice_project/89f508ef3ecebd2cfb8e1def0f0ba9a803b88a6d</meta:generator>
  </office:meta>
</office:document-meta>
</file>